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7"/>
    </style:style>
    <style:style style:name="P2" style:family="paragraph" style:parent-style-name="Standard">
      <style:text-properties officeooo:rsid="001c2c47" officeooo:paragraph-rsid="001c2c47"/>
    </style:style>
    <style:style style:name="P3" style:family="paragraph" style:parent-style-name="Standard">
      <style:text-properties officeooo:rsid="001c2c47" officeooo:paragraph-rsid="0029f913"/>
    </style:style>
    <style:style style:name="P4" style:family="paragraph" style:parent-style-name="Standard">
      <style:text-properties officeooo:paragraph-rsid="0021c378"/>
    </style:style>
    <style:style style:name="P5" style:family="paragraph" style:parent-style-name="Standard">
      <style:text-properties officeooo:paragraph-rsid="0021c378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21c378"/>
    </style:style>
    <style:style style:name="T5" style:family="text">
      <style:text-properties officeooo:rsid="00230140"/>
    </style:style>
    <style:style style:name="T6" style:family="text">
      <style:text-properties officeooo:rsid="0028d88a"/>
    </style:style>
    <style:style style:name="T7" style:family="text">
      <style:text-properties officeooo:rsid="0029f913"/>
    </style:style>
    <style:style style:name="T8" style:family="text">
      <style:text-properties officeooo:rsid="002a72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disable load more button </text:span><text:span text:style-name="T2">on last page</text:span></text:p>
      <text:p text:style-name="P4">-<text:span text:style-name="T4">handle when there are no events</text:span><text:span text:style-name="T7">`</text:span></text:p>
      <text:p text:style-name="P4"/>
      <text:p text:style-name="P4">-<text:span text:style-name="T7">change index loading to just button so that it doesnt take the element away when loading more</text:span></text:p>
      <text:p text:style-name="P4"/>
      <text:p text:style-name="P4">-<text:span text:style-name="T8">create new event on manage band page refresh feed</text:span></text:p>
      <text:p text:style-name="P4"/>
      <text:p text:style-name="P4">-<text:span text:style-name="T7">band show page feed elements add type and location if show</text:span></text:p>
      <text:p text:style-name="P4"/>
      <text:p text:style-name="P4">-<text:span text:style-name="T7">show index add location if show</text:span></text:p>
      <text:p text:style-name="Standard"/>
      <text:p text:style-name="Standard">-<text:span text:style-name="T6">band manage </text:span><text:span text:style-name="T7">update members after editing without refresh</text:span></text:p>
      <text:p text:style-name="Standard"/>
      <text:p text:style-name="Standard">-<text:span text:style-name="T1">user edit page, user logo next to sign out</text:span></text:p>
      <text:p text:style-name="Standard">-<text:span text:style-name="T5">user logged in acknowledged</text:span></text:p>
      <text:p text:style-name="P1"><text:line-break/>AWS</text:p>
      <text:p text:style-name="P2">security creds</text:p>
      <text:p text:style-name="P2"/>
      <text:p text:style-name="P2">mike</text:p>
      <text:p text:style-name="P2">EL84tube!!</text:p>
      <text:p text:style-name="P2"/>
      <text:p text:style-name="P3">-<text:span text:style-name="T3">wrong date events showing up on calendar on heroku only because localtime on rails is set to central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1-01-05T09:09:35.239953617</dc:date>
    <meta:editing-duration>PT16H4M42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01" meta:character-count="570" meta:non-whitespace-character-count="482"/>
  </office:meta>
</office:document-meta>
</file>